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10" style:family="table-cell" style:parent-style-name="Default" style:data-style-name="N10033">
      <style:table-cell-properties fo:background-color="transparent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1016"/>
          <table:table-cell table:number-columns-repeated="15360"/>
        </table:table-row>
        <table:table-row table:style-name="ro1">
          <table:table-cell table:style-name="ce7"/>
          <table:table-cell table:style-name="ce10"/>
          <table:table-cell table:style-name="ce7" table:number-columns-repeated="16382"/>
        </table:table-row>
        <table:table-row table:style-name="ro1">
          <table:table-cell table:style-name="ce7"/>
          <table:table-cell table:style-name="ce10" office:value-type="date" office:date-value="2023-02-02" calcext:value-type="date">
            <text:p>Feb 02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Alexandra</text:p>
          </table:table-cell>
          <table:table-cell table:style-name="ce7" office:value-type="string" calcext:value-type="string">
            <text:p>house</text:p>
          </table:table-cell>
          <table:table-cell table:style-name="ce7" office:value-type="string" calcext:value-type="string">
            <text:p>Pay pal cargos</text:p>
          </table:table-cell>
          <table:table-cell table:style-name="ce7" table:number-columns-repeated="16376"/>
        </table:table-row>
        <table:table-row table:style-name="ro1">
          <table:table-cell table:style-name="ce7"/>
          <table:table-cell table:style-name="ce10" office:value-type="date" office:date-value="2023-02-03" calcext:value-type="date">
            <text:p>Feb 03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2-04" calcext:value-type="date">
            <text:p>Feb 0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3-02" calcext:value-type="date">
            <text:p>Mar 02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 table:style-name="ce7"/>
          <table:table-cell table:style-name="ce10" office:value-type="date" office:date-value="2023-04-02" calcext:value-type="date">
            <text:p>Apr 02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2"/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7" table:number-columns-repeated="16377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4]-[.D14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6]-[.D1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7]-[.D3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8]-[.D3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39]-[.D3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0]-[.D4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1]-[.D41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8:.E$47])" office:value-type="float" office:value="424" calcext:value-type="float">
            <text:p>424</text:p>
          </table:table-cell>
          <table:table-cell table:style-name="ce2" table:number-columns-repeated="1019"/>
          <table:table-cell table:number-columns-repeated="1536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4.6.2$Windows_x86 LibreOffice_project/5b1f5509c2decdade7fda905e3e1429a67acd63d</meta:generator>
    <dc:date>2023-06-23T21:41:30.217000000</dc:date>
    <meta:editing-duration>PT26M50S</meta:editing-duration>
    <meta:editing-cycles>7</meta:editing-cycles>
    <meta:document-statistic meta:table-count="1" meta:cell-count="95" meta:object-count="0"/>
  </office:meta>
</office:document-meta>
</file>